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5000000B779EE7F617BBF3D55.png" manifest:media-type="image/png"/>
  <manifest:file-entry manifest:full-path="Pictures/100000010000036D0000027E2ADC9B27A0106313.png" manifest:media-type="image/png"/>
  <manifest:file-entry manifest:full-path="Pictures/100000010000036D0000027E459CA8B4870DFF10.png" manifest:media-type="image/png"/>
  <manifest:file-entry manifest:full-path="Pictures/100000010000036B0000031B251C9AE0AA34BE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9638*"/>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395338151" text:style-name="Outline">
        <text:list-item>
          <text:h text:style-name="P1" text:outline-level="1"><draw:frame draw:style-name="fr2" draw:name="dashboard-icon.png" text:anchor-type="paragraph" svg:x="12.501cm" svg:y="0cm" svg:width="1.3cm" svg:height="1.094cm" draw:z-index="0"><draw:image xlink:href="Pictures/100000010000036B0000031B251C9AE0AA34BE93.png" xlink:type="simple" xlink:show="embed" xlink:actuate="onLoad" draw:mime-type="image/png"/></draw:frame><draw:frame draw:style-name="fr2" draw:name="eez-gui-icon.png" text:anchor-type="paragraph" svg:x="14.101cm" svg:y="0cm" svg:width="1.3cm" svg:height="0.935cm" draw:z-index="2"><draw:image xlink:href="Pictures/100000010000036D0000027E459CA8B4870DFF10.png" xlink:type="simple" xlink:show="embed" xlink:actuate="onLoad" draw:mime-type="image/png"/></draw:frame><draw:frame draw:style-name="fr2" draw:name="lvgl-icon.png" text:anchor-type="paragraph" svg:x="15.7cm" svg:y="0cm" svg:width="1.3cm" svg:height="0.889cm" draw:z-index="1"><draw:image xlink:href="Pictures/100000010000036D0000027E2ADC9B27A0106313.png" xlink:type="simple" xlink:show="embed" xlink:actuate="onLoad" draw:mime-type="image/png"/></draw:frame>MQTTSubscribe</text:h>
          <text:list>
            <text:list-item>
              <text:h text:style-name="Heading_20_2" text:outline-level="2">Description</text:h>
            </text:list-item>
          </text:list>
        </text:list-item>
      </text:list>
      <text:p text:style-name="Standard"/>
      <text:p text:style-name="Standard">This Action must be performed immediately after successfully connecting to the MQTT server, for each topic to which we want to subscribe. If a packet has been published by the server for this topic, we will receive information about it via the Message event using the <text:span text:style-name="T1">MQTTEvent</text:span> Action.</text:p>
      <text:list xml:id="list81961393420149" text:continue-numbering="true" text:style-name="Outline">
        <text:list-item>
          <text:list>
            <text:list-item>
              <text:h text:style-name="Heading_20_2" text:outline-level="2">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81961860215205" text:continue-numbering="true" text:style-name="Outline">
              <text:list-item>
                <text:list>
                  <text:list-item>
                    <text:list>
                      <text:list-item>
                        <text:h text:style-name="Heading_20_3" text:outline-level="3">Connection <text:s text:c="5"/><text:span text:style-name="T2">EXPRESSION (object:MQTTConnection)</text:span> </text:h>
                      </text:list-item>
                    </text:list>
                  </text:list-item>
                </text:list>
              </text:list-item>
            </text:list>
            <text:p text:style-name="Standard">The name of the connection to the MQTT server.</text:p>
            <text:p text:style-name="Standard"/>
            <text:list xml:id="list1065229068" text:style-name="Outline">
              <text:list-item>
                <text:list>
                  <text:list-item>
                    <text:list>
                      <text:list-item>
                        <text:h text:style-name="Heading_20_3" text:outline-level="3">Topic <text:s text:c="5"/><text:span text:style-name="T2">EXPRESSION (string)</text:span> </text:h>
                      </text:list-item>
                    </text:list>
                  </text:list-item>
                </text:list>
              </text:list-item>
            </text:list>
            <text:p text:style-name="Standard">The name of the topic to which we want to subscribe. A subscription may be to an explicit topic, in which case only messages to that topic will be received, or it may include wildcards. Two wildcards are available, <text:span text:style-name="backtick">+</text:span> or <text:span text:style-name="backtick">#</text:span>. <text:span text:style-name="backtick">+</text:span> can be used as a wildcard for a single level of hierarchy. It could be used with the topic above to get information on all computers and hard drives as follows:</text:p>
            <text:p text:style-name="Standard"><text:span text:style-name="backtick">sensors/+/temperature/+</text:span></text:p>
            <text:p text:style-name="Standard">As another example, for a topic of <text:span text:style-name="backtick">a/b/c/d</text:span>, the following example subscriptions will match:</text:p>
            <text:p text:style-name="Standard"/>
            <text:p text:style-name="cmd_5f_code">a/b/c/d</text:p>
            <text:p text:style-name="cmd_5f_code">+/b/c/d</text:p>
            <text:p text:style-name="cmd_5f_code">a/+/c/d</text:p>
            <text:p text:style-name="cmd_5f_code">a/+/+/d</text:p>
            <text:p text:style-name="cmd_5f_code">+/+/+/+</text:p>
            <text:p text:style-name="Standard"/>
            <text:p text:style-name="Standard">The following subscriptions will not match:</text:p>
            <text:p text:style-name="Standard"/>
            <text:p text:style-name="cmd_5f_code">a/b/c</text:p>
            <text:p text:style-name="cmd_5f_code">b/+/c/d</text:p>
            <text:p text:style-name="cmd_5f_code">+/+/+</text:p>
            <text:p text:style-name="Standard"/>
            <text:p text:style-name="Standard"><text:span text:style-name="backtick">#</text:span> can be used as a wildcard for all remaining levels of hierarchy. This means that it must be the final character in a subscription. With a topic of <text:span text:style-name="backtick">a/b/c/d</text:span>, the following example subscriptions will match:</text:p>
            <text:p text:style-name="Standard"/>
            <text:p text:style-name="cmd_5f_code">a/b/c/d</text:p>
            <text:p text:style-name="cmd_5f_code">#</text:p>
            <text:p text:style-name="cmd_5f_code">a/#</text:p>
            <text:p text:style-name="cmd_5f_code">a/b/#</text:p>
            <text:p text:style-name="cmd_5f_code">a/b/c/#</text:p>
            <text:p text:style-name="cmd_5f_code">+/b/c/#</text:p>
            <text:p text:style-name="Standard"/>
          </table:table-cell>
        </table:table-row>
      </table:table>
      <text:p text:style-name="Standard"/>
      <table:table table:name="Table2" table:style-name="Table2">
        <table:table-column table:style-name="Table2.A"/>
        <table:table-row>
          <table:table-cell table:style-name="Table2.A1" office:value-type="string">
            <text:p text:style-name="Table_20_header_20_bold">General</text:p>
          </table:table-cell>
        </table:table-row>
        <table:table-row>
          <table:table-cell table:style-name="Table2.A2" office:value-type="string">
            <text:list xml:id="list81960431767184" text:continue-numbering="true" text:style-name="Outline">
              <text:list-item>
                <text:list>
                  <text:list-item>
                    <text:list>
                      <text:list-item>
                        <text:h text:style-name="Heading_20_3" text:outline-level="3">Description <text:s text:c="5"/><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ext:p text:style-name="Standard"/>
          </table:table-cell>
        </table:table-row>
      </table:table>
      <text:p text:style-name="Standard"/>
      <table:table table:name="Table3" table:style-name="Table3">
        <table:table-column table:style-name="Table3.A"/>
        <text:soft-page-break/>
        <table:table-row>
          <table:table-cell table:style-name="Table3.A1" office:value-type="string">
            <text:p text:style-name="Table_20_header_20_bold">Flow</text:p>
          </table:table-cell>
        </table:table-row>
        <table:table-row>
          <table:table-cell table:style-name="Table3.A2" office:value-type="string">
            <text:list xml:id="list81960851451311" text:continue-numbering="true" text:style-name="Outline">
              <text:list-item>
                <text:list>
                  <text:list-item>
                    <text:list>
                      <text:list-item>
                        <text:h text:style-name="Heading_20_3" text:outline-level="3">Inputs <text:s text:c="5"/><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p text:style-name="Standard"/>
            <text:list xml:id="list81961004368227" text:continue-numbering="true" text:style-name="Outline">
              <text:list-item>
                <text:list>
                  <text:list-item>
                    <text:list>
                      <text:list-item>
                        <text:h text:style-name="Heading_20_3" text:outline-level="3">Outputs <text:s text:c="5"/><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p text:style-name="Standard"/>
            <text:list xml:id="list81961781421681" text:continue-numbering="true" text:style-name="Outline">
              <text:list-item>
                <text:list>
                  <text:list-item>
                    <text:list>
                      <text:list-item>
                        <text:h text:style-name="Heading_20_3" text:outline-level="3">Catch error <text:s text:c="5"/><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ext:p text:style-name="Standard"/>
          </table:table-cell>
        </table:table-row>
      </table:table>
      <text:p text:style-name="Standard"/>
      <table:table table:name="Table4" table:style-name="Table4">
        <table:table-column table:style-name="Table4.A"/>
        <table:table-row>
          <table:table-cell table:style-name="Table4.A1" office:value-type="string">
            <text:p text:style-name="Table_20_header_20_bold">Position and size</text:p>
          </table:table-cell>
        </table:table-row>
        <table:table-row>
          <table:table-cell table:style-name="Table4.A2" office:value-type="string">
            <text:list xml:id="list81960076821904" text:continue-numbering="true" text:style-name="Outline">
              <text:list-item>
                <text:list>
                  <text:list-item>
                    <text:list>
                      <text:list-item>
                        <text:h text:style-name="Heading_20_3" text:outline-level="3">Align and distribute <text:s text:c="5"/><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
            <text:p text:style-name="Standard"><draw:frame draw:style-name="fr1" draw:name="image_align_and_distribute.png" text:anchor-type="paragraph" svg:x="0cm" svg:y="0cm" svg:width="4.399cm" svg:height="4.9cm" draw:z-index="3"><draw:image xlink:href="Pictures/10000001000000A5000000B779EE7F617BBF3D55.png" xlink:type="simple" xlink:show="embed" xlink:actuate="onLoad" draw:mime-type="image/png"/></draw:frame></text:p>
            <text:p text:style-name="Standard"/>
          </table:table-cell>
        </table:table-row>
      </table:table>
      <text:list xml:id="list81960083403786" text:continue-list="list81961860215205" text:style-name="Outline">
        <text:list-item>
          <text:list>
            <text:list-item>
              <text:h text:style-name="Heading_20_2" text:outline-level="2"><text:soft-page-break/>Inputs</text:h>
              <text:list>
                <text:list-item>
                  <text:h text:style-name="Heading_20_3" text:outline-level="3">seqin <text:s text:c="5"/><text:span text:style-name="T2">SEQ | OPTIONAL</text:span> </text:h>
                </text:list-item>
              </text:list>
            </text:list-item>
          </text:list>
        </text:list-item>
      </text:list>
      <text:p text:style-name="Standard">A standard sequence input.</text:p>
      <text:p text:style-name="Standard"/>
      <text:list xml:id="list81959953019399" text:continue-numbering="true" text:style-name="Outline">
        <text:list-item>
          <text:list>
            <text:list-item>
              <text:h text:style-name="Heading_20_2" text:outline-level="2">Outputs</text:h>
              <text:list>
                <text:list-item>
                  <text:h text:style-name="Heading_20_3" text:outline-level="3">seqout <text:s text:c="5"/><text:span text:style-name="T2">SEQ | OPTIONAL</text:span> </text:h>
                </text:list-item>
              </text:list>
            </text:list-item>
          </text:list>
        </text:list-item>
      </text:list>
      <text:p text:style-name="Standard">A standard sequence output.</text:p>
      <text:p text:style-name="Standard"/>
      <text:list xml:id="list81961142048721" text:continue-numbering="true" text:style-name="Outline">
        <text:list-item>
          <text:list>
            <text:list-item>
              <text:h text:style-name="Heading_20_2" text:outline-level="2">Examples</text:h>
            </text:list-item>
          </text:list>
        </text:list-item>
      </text:list>
      <text:p text:style-name="Standard"/>
      <text:list xml:id="list1672939937" text:style-name="List_20_1">
        <text:list-item>
          <text:p text:style-name="List_20_1"><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A1. MQTTSubscribe</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4" meta:object-count="0" meta:page-count="3" meta:paragraph-count="53" meta:word-count="514" meta:character-count="3068" meta:non-whitespace-character-count="2553"/>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